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28in"/>
    </style:style>
    <style:style style:name="co2" style:family="table-column">
      <style:table-column-properties fo:break-before="auto" style:column-width="1.231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lectionsort" table:style-name="ta1">
        <table:shapes>
          <draw:frame draw:z-index="0" draw:style-name="gr1" draw:text-style-name="P1" svg:width="6.2894in" svg:height="3.5449in" svg:x="4.9744in" svg:y="0.4811in">
            <draw:object draw:notify-on-update-of-ranges="Selectionsort.C1:Selectionsort.C1 Selectionsort.C2:Selectionsort.C101 Selectionsort.D1:Selectionsort.D1 Selectionsort.D2:Selectionsort.D101 Selectionsort.E1:Selectionsort.E1 Selectionsort.E2:Selectionsort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us</text:p>
          </table:table-cell>
          <table:table-cell office:value-type="string" calcext:value-type="string">
            <text:p><text:s/>Anzahl Elemente</text:p>
          </table:table-cell>
          <table:table-cell office:value-type="string" calcext:value-type="string">
            <text:p><text:s/>Zeit</text:p>
          </table:table-cell>
          <table:table-cell office:value-type="string" calcext:value-type="string">
            <text:p><text:s/>Vergleiche</text:p>
          </table:table-cell>
          <table:table-cell office:value-type="string" calcext:value-type="string">
            <text:p><text:s/>Verschiebung 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422" calcext:value-type="float">
            <text:p>461422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765" calcext:value-type="float">
            <text:p>460765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596" calcext:value-type="float">
            <text:p>457596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243" calcext:value-type="float">
            <text:p>457243</text:p>
          </table:table-cell>
          <table:table-cell office:value-type="float" office:value="5150" calcext:value-type="float">
            <text:p>51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490" calcext:value-type="float">
            <text:p>459490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452" calcext:value-type="float">
            <text:p>460452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402" calcext:value-type="float">
            <text:p>460402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410" calcext:value-type="float">
            <text:p>460410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597" calcext:value-type="float">
            <text:p>461597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5367" calcext:value-type="float">
            <text:p>465367</text:p>
          </table:table-cell>
          <table:table-cell office:value-type="float" office:value="5150" calcext:value-type="float">
            <text:p>51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905" calcext:value-type="float">
            <text:p>461905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417" calcext:value-type="float">
            <text:p>458417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015" calcext:value-type="float">
            <text:p>457015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170" calcext:value-type="float">
            <text:p>460170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5501" calcext:value-type="float">
            <text:p>465501</text:p>
          </table:table-cell>
          <table:table-cell office:value-type="float" office:value="5150" calcext:value-type="float">
            <text:p>51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4512" calcext:value-type="float">
            <text:p>464512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408" calcext:value-type="float">
            <text:p>460408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519" calcext:value-type="float">
            <text:p>457519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071" calcext:value-type="float">
            <text:p>460071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076" calcext:value-type="float">
            <text:p>460076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5615" calcext:value-type="float">
            <text:p>455615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289" calcext:value-type="float">
            <text:p>461289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817" calcext:value-type="float">
            <text:p>459817</text:p>
          </table:table-cell>
          <table:table-cell office:value-type="float" office:value="5150" calcext:value-type="float">
            <text:p>5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347" calcext:value-type="float">
            <text:p>459347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4052" calcext:value-type="float">
            <text:p>454052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2370" calcext:value-type="float">
            <text:p>462370</text:p>
          </table:table-cell>
          <table:table-cell office:value-type="float" office:value="5150" calcext:value-type="float">
            <text:p>51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933" calcext:value-type="float">
            <text:p>458933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623" calcext:value-type="float">
            <text:p>458623</text:p>
          </table:table-cell>
          <table:table-cell office:value-type="float" office:value="5150" calcext:value-type="float">
            <text:p>5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2873" calcext:value-type="float">
            <text:p>462873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7389" calcext:value-type="float">
            <text:p>467389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386" calcext:value-type="float">
            <text:p>457386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746" calcext:value-type="float">
            <text:p>460746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382" calcext:value-type="float">
            <text:p>461382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525" calcext:value-type="float">
            <text:p>458525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064" calcext:value-type="float">
            <text:p>460064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900" calcext:value-type="float">
            <text:p>458900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485" calcext:value-type="float">
            <text:p>461485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547" calcext:value-type="float">
            <text:p>460547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606" calcext:value-type="float">
            <text:p>461606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417" calcext:value-type="float">
            <text:p>460417</text:p>
          </table:table-cell>
          <table:table-cell office:value-type="float" office:value="5150" calcext:value-type="float">
            <text:p>5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312" calcext:value-type="float">
            <text:p>459312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836" calcext:value-type="float">
            <text:p>460836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3128" calcext:value-type="float">
            <text:p>463128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5361" calcext:value-type="float">
            <text:p>455361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120" calcext:value-type="float">
            <text:p>457120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6833" calcext:value-type="float">
            <text:p>456833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817" calcext:value-type="float">
            <text:p>458817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4438" calcext:value-type="float">
            <text:p>464438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3472" calcext:value-type="float">
            <text:p>463472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598" calcext:value-type="float">
            <text:p>460598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730" calcext:value-type="float">
            <text:p>457730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74691" calcext:value-type="float">
            <text:p>474691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5783" calcext:value-type="float">
            <text:p>455783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711" calcext:value-type="float">
            <text:p>461711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3206" calcext:value-type="float">
            <text:p>463206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023" calcext:value-type="float">
            <text:p>461023</text:p>
          </table:table-cell>
          <table:table-cell office:value-type="float" office:value="5150" calcext:value-type="float">
            <text:p>5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037" calcext:value-type="float">
            <text:p>459037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4581" calcext:value-type="float">
            <text:p>464581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171" calcext:value-type="float">
            <text:p>460171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2168" calcext:value-type="float">
            <text:p>462168</text:p>
          </table:table-cell>
          <table:table-cell office:value-type="float" office:value="5150" calcext:value-type="float">
            <text:p>5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866" calcext:value-type="float">
            <text:p>459866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881" calcext:value-type="float">
            <text:p>459881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519" calcext:value-type="float">
            <text:p>461519</text:p>
          </table:table-cell>
          <table:table-cell office:value-type="float" office:value="5150" calcext:value-type="float">
            <text:p>51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3448" calcext:value-type="float">
            <text:p>463448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326" calcext:value-type="float">
            <text:p>457326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210" calcext:value-type="float">
            <text:p>457210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6412" calcext:value-type="float">
            <text:p>456412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996" calcext:value-type="float">
            <text:p>459996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103" calcext:value-type="float">
            <text:p>460103</text:p>
          </table:table-cell>
          <table:table-cell office:value-type="float" office:value="5150" calcext:value-type="float">
            <text:p>5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694" calcext:value-type="float">
            <text:p>459694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5687" calcext:value-type="float">
            <text:p>465687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088" calcext:value-type="float">
            <text:p>457088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495" calcext:value-type="float">
            <text:p>458495</text:p>
          </table:table-cell>
          <table:table-cell office:value-type="float" office:value="5150" calcext:value-type="float">
            <text:p>5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922" calcext:value-type="float">
            <text:p>458922</text:p>
          </table:table-cell>
          <table:table-cell office:value-type="float" office:value="5150" calcext:value-type="float">
            <text:p>51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896" calcext:value-type="float">
            <text:p>460896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6795" calcext:value-type="float">
            <text:p>466795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516" calcext:value-type="float">
            <text:p>460516</text:p>
          </table:table-cell>
          <table:table-cell office:value-type="float" office:value="5150" calcext:value-type="float">
            <text:p>5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6649" calcext:value-type="float">
            <text:p>456649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4782" calcext:value-type="float">
            <text:p>454782</text:p>
          </table:table-cell>
          <table:table-cell office:value-type="float" office:value="5150" calcext:value-type="float">
            <text:p>51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376" calcext:value-type="float">
            <text:p>460376</text:p>
          </table:table-cell>
          <table:table-cell office:value-type="float" office:value="5150" calcext:value-type="float">
            <text:p>51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7600" calcext:value-type="float">
            <text:p>417600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8513" calcext:value-type="float">
            <text:p>418513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8611" calcext:value-type="float">
            <text:p>418611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7365" calcext:value-type="float">
            <text:p>417365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7271" calcext:value-type="float">
            <text:p>417271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22618" calcext:value-type="float">
            <text:p>422618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7479" calcext:value-type="float">
            <text:p>417479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7832" calcext:value-type="float">
            <text:p>417832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8862" calcext:value-type="float">
            <text:p>418862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16763" calcext:value-type="float">
            <text:p>416763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833" calcext:value-type="float">
            <text:p>458833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1860" calcext:value-type="float">
            <text:p>461860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966" calcext:value-type="float">
            <text:p>459966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7802" calcext:value-type="float">
            <text:p>457802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9836" calcext:value-type="float">
            <text:p>459836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988" calcext:value-type="float">
            <text:p>458988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60607" calcext:value-type="float">
            <text:p>460607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326" calcext:value-type="float">
            <text:p>458326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066" calcext:value-type="float">
            <text:p>458066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lection_c</text:p>
          </table:table-cell>
          <table:table-cell office:value-type="float" office:value="100" calcext:value-type="float">
            <text:p>100</text:p>
          </table:table-cell>
          <table:table-cell office:value-type="float" office:value="458824" calcext:value-type="float">
            <text:p>458824</text:p>
          </table:table-cell>
          <table:table-cell office:value-type="float" office:value="5150" calcext:value-type="float">
            <text:p>515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Insertionsort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us</text:p>
          </table:table-cell>
          <table:table-cell office:value-type="string" calcext:value-type="string">
            <text:p><text:s/>Anzahl Elemente</text:p>
          </table:table-cell>
          <table:table-cell office:value-type="string" calcext:value-type="string">
            <text:p><text:s/>Zeit</text:p>
          </table:table-cell>
          <table:table-cell office:value-type="string" calcext:value-type="string">
            <text:p><text:s/>Vergleiche</text:p>
          </table:table-cell>
          <table:table-cell office:value-type="string" calcext:value-type="string">
            <text:p><text:s/>Verschiebung 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28863" calcext:value-type="float">
            <text:p>728863</text:p>
          </table:table-cell>
          <table:table-cell office:value-type="float" office:value="2845" calcext:value-type="float">
            <text:p>2845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9858" calcext:value-type="float">
            <text:p>639858</text:p>
          </table:table-cell>
          <table:table-cell office:value-type="float" office:value="2483" calcext:value-type="float">
            <text:p>2483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45425" calcext:value-type="float">
            <text:p>645425</text:p>
          </table:table-cell>
          <table:table-cell office:value-type="float" office:value="2534" calcext:value-type="float">
            <text:p>2534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01928" calcext:value-type="float">
            <text:p>601928</text:p>
          </table:table-cell>
          <table:table-cell office:value-type="float" office:value="2343" calcext:value-type="float">
            <text:p>2343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12609" calcext:value-type="float">
            <text:p>612609</text:p>
          </table:table-cell>
          <table:table-cell office:value-type="float" office:value="2398" calcext:value-type="float">
            <text:p>2398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51767" calcext:value-type="float">
            <text:p>651767</text:p>
          </table:table-cell>
          <table:table-cell office:value-type="float" office:value="2533" calcext:value-type="float">
            <text:p>2533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56222" calcext:value-type="float">
            <text:p>656222</text:p>
          </table:table-cell>
          <table:table-cell office:value-type="float" office:value="2584" calcext:value-type="float">
            <text:p>2584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97969" calcext:value-type="float">
            <text:p>697969</text:p>
          </table:table-cell>
          <table:table-cell office:value-type="float" office:value="2729" calcext:value-type="float">
            <text:p>2729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9144" calcext:value-type="float">
            <text:p>639144</text:p>
          </table:table-cell>
          <table:table-cell office:value-type="float" office:value="2472" calcext:value-type="float">
            <text:p>2472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592337" calcext:value-type="float">
            <text:p>592337</text:p>
          </table:table-cell>
          <table:table-cell office:value-type="float" office:value="2278" calcext:value-type="float">
            <text:p>2278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68982" calcext:value-type="float">
            <text:p>668982</text:p>
          </table:table-cell>
          <table:table-cell office:value-type="float" office:value="2619" calcext:value-type="float">
            <text:p>2619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3976" calcext:value-type="float">
            <text:p>633976</text:p>
          </table:table-cell>
          <table:table-cell office:value-type="float" office:value="2473" calcext:value-type="float">
            <text:p>2473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43312" calcext:value-type="float">
            <text:p>643312</text:p>
          </table:table-cell>
          <table:table-cell office:value-type="float" office:value="2445" calcext:value-type="float">
            <text:p>244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51707" calcext:value-type="float">
            <text:p>651707</text:p>
          </table:table-cell>
          <table:table-cell office:value-type="float" office:value="2563" calcext:value-type="float">
            <text:p>2563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92960" calcext:value-type="float">
            <text:p>692960</text:p>
          </table:table-cell>
          <table:table-cell office:value-type="float" office:value="2685" calcext:value-type="float">
            <text:p>2685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23483" calcext:value-type="float">
            <text:p>723483</text:p>
          </table:table-cell>
          <table:table-cell office:value-type="float" office:value="2773" calcext:value-type="float">
            <text:p>2773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02587" calcext:value-type="float">
            <text:p>802587</text:p>
          </table:table-cell>
          <table:table-cell office:value-type="float" office:value="2756" calcext:value-type="float">
            <text:p>2756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01754" calcext:value-type="float">
            <text:p>801754</text:p>
          </table:table-cell>
          <table:table-cell office:value-type="float" office:value="2572" calcext:value-type="float">
            <text:p>2572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55180" calcext:value-type="float">
            <text:p>855180</text:p>
          </table:table-cell>
          <table:table-cell office:value-type="float" office:value="2705" calcext:value-type="float">
            <text:p>2705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65466" calcext:value-type="float">
            <text:p>865466</text:p>
          </table:table-cell>
          <table:table-cell office:value-type="float" office:value="2636" calcext:value-type="float">
            <text:p>2636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42896" calcext:value-type="float">
            <text:p>742896</text:p>
          </table:table-cell>
          <table:table-cell office:value-type="float" office:value="2671" calcext:value-type="float">
            <text:p>2671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67245" calcext:value-type="float">
            <text:p>667245</text:p>
          </table:table-cell>
          <table:table-cell office:value-type="float" office:value="2595" calcext:value-type="float">
            <text:p>259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36574" calcext:value-type="float">
            <text:p>736574</text:p>
          </table:table-cell>
          <table:table-cell office:value-type="float" office:value="2637" calcext:value-type="float">
            <text:p>2637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8646" calcext:value-type="float">
            <text:p>638646</text:p>
          </table:table-cell>
          <table:table-cell office:value-type="float" office:value="2369" calcext:value-type="float">
            <text:p>2369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63588" calcext:value-type="float">
            <text:p>663588</text:p>
          </table:table-cell>
          <table:table-cell office:value-type="float" office:value="2503" calcext:value-type="float">
            <text:p>2503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19683" calcext:value-type="float">
            <text:p>719683</text:p>
          </table:table-cell>
          <table:table-cell office:value-type="float" office:value="2623" calcext:value-type="float">
            <text:p>2623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61762" calcext:value-type="float">
            <text:p>761762</text:p>
          </table:table-cell>
          <table:table-cell office:value-type="float" office:value="2813" calcext:value-type="float">
            <text:p>28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53945" calcext:value-type="float">
            <text:p>753945</text:p>
          </table:table-cell>
          <table:table-cell office:value-type="float" office:value="2806" calcext:value-type="float">
            <text:p>2806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41534" calcext:value-type="float">
            <text:p>641534</text:p>
          </table:table-cell>
          <table:table-cell office:value-type="float" office:value="2400" calcext:value-type="float">
            <text:p>2400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63489" calcext:value-type="float">
            <text:p>863489</text:p>
          </table:table-cell>
          <table:table-cell office:value-type="float" office:value="2603" calcext:value-type="float">
            <text:p>2603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988279" calcext:value-type="float">
            <text:p>988279</text:p>
          </table:table-cell>
          <table:table-cell office:value-type="float" office:value="2895" calcext:value-type="float">
            <text:p>2895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16005" calcext:value-type="float">
            <text:p>716005</text:p>
          </table:table-cell>
          <table:table-cell office:value-type="float" office:value="2152" calcext:value-type="float">
            <text:p>2152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01951" calcext:value-type="float">
            <text:p>801951</text:p>
          </table:table-cell>
          <table:table-cell office:value-type="float" office:value="2352" calcext:value-type="float">
            <text:p>2352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74967" calcext:value-type="float">
            <text:p>874967</text:p>
          </table:table-cell>
          <table:table-cell office:value-type="float" office:value="2627" calcext:value-type="float">
            <text:p>262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13606" calcext:value-type="float">
            <text:p>813606</text:p>
          </table:table-cell>
          <table:table-cell office:value-type="float" office:value="2612" calcext:value-type="float">
            <text:p>2612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25647" calcext:value-type="float">
            <text:p>725647</text:p>
          </table:table-cell>
          <table:table-cell office:value-type="float" office:value="2515" calcext:value-type="float">
            <text:p>2515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55565" calcext:value-type="float">
            <text:p>755565</text:p>
          </table:table-cell>
          <table:table-cell office:value-type="float" office:value="2861" calcext:value-type="float">
            <text:p>2861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1251" calcext:value-type="float">
            <text:p>631251</text:p>
          </table:table-cell>
          <table:table-cell office:value-type="float" office:value="2448" calcext:value-type="float">
            <text:p>2448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65153" calcext:value-type="float">
            <text:p>765153</text:p>
          </table:table-cell>
          <table:table-cell office:value-type="float" office:value="2719" calcext:value-type="float">
            <text:p>2719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21755" calcext:value-type="float">
            <text:p>721755</text:p>
          </table:table-cell>
          <table:table-cell office:value-type="float" office:value="2593" calcext:value-type="float">
            <text:p>2593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44880" calcext:value-type="float">
            <text:p>744880</text:p>
          </table:table-cell>
          <table:table-cell office:value-type="float" office:value="2634" calcext:value-type="float">
            <text:p>2634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98133" calcext:value-type="float">
            <text:p>798133</text:p>
          </table:table-cell>
          <table:table-cell office:value-type="float" office:value="2905" calcext:value-type="float">
            <text:p>2905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68561" calcext:value-type="float">
            <text:p>768561</text:p>
          </table:table-cell>
          <table:table-cell office:value-type="float" office:value="2478" calcext:value-type="float">
            <text:p>2478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85824" calcext:value-type="float">
            <text:p>885824</text:p>
          </table:table-cell>
          <table:table-cell office:value-type="float" office:value="2741" calcext:value-type="float">
            <text:p>2741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80075" calcext:value-type="float">
            <text:p>680075</text:p>
          </table:table-cell>
          <table:table-cell office:value-type="float" office:value="2461" calcext:value-type="float">
            <text:p>2461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29458" calcext:value-type="float">
            <text:p>729458</text:p>
          </table:table-cell>
          <table:table-cell office:value-type="float" office:value="2593" calcext:value-type="float">
            <text:p>2593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66623" calcext:value-type="float">
            <text:p>766623</text:p>
          </table:table-cell>
          <table:table-cell office:value-type="float" office:value="2717" calcext:value-type="float">
            <text:p>2717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60717" calcext:value-type="float">
            <text:p>660717</text:p>
          </table:table-cell>
          <table:table-cell office:value-type="float" office:value="2346" calcext:value-type="float">
            <text:p>2346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587018" calcext:value-type="float">
            <text:p>587018</text:p>
          </table:table-cell>
          <table:table-cell office:value-type="float" office:value="2209" calcext:value-type="float">
            <text:p>2209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57462" calcext:value-type="float">
            <text:p>657462</text:p>
          </table:table-cell>
          <table:table-cell office:value-type="float" office:value="2459" calcext:value-type="float">
            <text:p>2459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06925" calcext:value-type="float">
            <text:p>706925</text:p>
          </table:table-cell>
          <table:table-cell office:value-type="float" office:value="2641" calcext:value-type="float">
            <text:p>2641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03380" calcext:value-type="float">
            <text:p>803380</text:p>
          </table:table-cell>
          <table:table-cell office:value-type="float" office:value="2661" calcext:value-type="float">
            <text:p>2661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42749" calcext:value-type="float">
            <text:p>842749</text:p>
          </table:table-cell>
          <table:table-cell office:value-type="float" office:value="2649" calcext:value-type="float">
            <text:p>2649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48893" calcext:value-type="float">
            <text:p>748893</text:p>
          </table:table-cell>
          <table:table-cell office:value-type="float" office:value="2704" calcext:value-type="float">
            <text:p>2704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09042" calcext:value-type="float">
            <text:p>709042</text:p>
          </table:table-cell>
          <table:table-cell office:value-type="float" office:value="2706" calcext:value-type="float">
            <text:p>2706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05650" calcext:value-type="float">
            <text:p>705650</text:p>
          </table:table-cell>
          <table:table-cell office:value-type="float" office:value="2711" calcext:value-type="float">
            <text:p>2711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43529" calcext:value-type="float">
            <text:p>643529</text:p>
          </table:table-cell>
          <table:table-cell office:value-type="float" office:value="2487" calcext:value-type="float">
            <text:p>2487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03928" calcext:value-type="float">
            <text:p>703928</text:p>
          </table:table-cell>
          <table:table-cell office:value-type="float" office:value="2717" calcext:value-type="float">
            <text:p>2717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559445" calcext:value-type="float">
            <text:p>559445</text:p>
          </table:table-cell>
          <table:table-cell office:value-type="float" office:value="2178" calcext:value-type="float">
            <text:p>217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1178" calcext:value-type="float">
            <text:p>631178</text:p>
          </table:table-cell>
          <table:table-cell office:value-type="float" office:value="2393" calcext:value-type="float">
            <text:p>2393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68360" calcext:value-type="float">
            <text:p>768360</text:p>
          </table:table-cell>
          <table:table-cell office:value-type="float" office:value="2985" calcext:value-type="float">
            <text:p>2985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83100" calcext:value-type="float">
            <text:p>683100</text:p>
          </table:table-cell>
          <table:table-cell office:value-type="float" office:value="2624" calcext:value-type="float">
            <text:p>2624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96970" calcext:value-type="float">
            <text:p>696970</text:p>
          </table:table-cell>
          <table:table-cell office:value-type="float" office:value="2642" calcext:value-type="float">
            <text:p>264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13794" calcext:value-type="float">
            <text:p>713794</text:p>
          </table:table-cell>
          <table:table-cell office:value-type="float" office:value="2420" calcext:value-type="float">
            <text:p>2420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55385" calcext:value-type="float">
            <text:p>755385</text:p>
          </table:table-cell>
          <table:table-cell office:value-type="float" office:value="2700" calcext:value-type="float">
            <text:p>2700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67178" calcext:value-type="float">
            <text:p>667178</text:p>
          </table:table-cell>
          <table:table-cell office:value-type="float" office:value="2527" calcext:value-type="float">
            <text:p>2527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79621" calcext:value-type="float">
            <text:p>679621</text:p>
          </table:table-cell>
          <table:table-cell office:value-type="float" office:value="2514" calcext:value-type="float">
            <text:p>2514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07059" calcext:value-type="float">
            <text:p>607059</text:p>
          </table:table-cell>
          <table:table-cell office:value-type="float" office:value="2291" calcext:value-type="float">
            <text:p>2291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12878" calcext:value-type="float">
            <text:p>712878</text:p>
          </table:table-cell>
          <table:table-cell office:value-type="float" office:value="2763" calcext:value-type="float">
            <text:p>2763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63129" calcext:value-type="float">
            <text:p>663129</text:p>
          </table:table-cell>
          <table:table-cell office:value-type="float" office:value="2617" calcext:value-type="float">
            <text:p>261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8358" calcext:value-type="float">
            <text:p>638358</text:p>
          </table:table-cell>
          <table:table-cell office:value-type="float" office:value="2479" calcext:value-type="float">
            <text:p>2479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95252" calcext:value-type="float">
            <text:p>695252</text:p>
          </table:table-cell>
          <table:table-cell office:value-type="float" office:value="2663" calcext:value-type="float">
            <text:p>2663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95256" calcext:value-type="float">
            <text:p>695256</text:p>
          </table:table-cell>
          <table:table-cell office:value-type="float" office:value="2713" calcext:value-type="float">
            <text:p>2713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710540" calcext:value-type="float">
            <text:p>710540</text:p>
          </table:table-cell>
          <table:table-cell office:value-type="float" office:value="2774" calcext:value-type="float">
            <text:p>2774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75885" calcext:value-type="float">
            <text:p>675885</text:p>
          </table:table-cell>
          <table:table-cell office:value-type="float" office:value="2582" calcext:value-type="float">
            <text:p>258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32334" calcext:value-type="float">
            <text:p>632334</text:p>
          </table:table-cell>
          <table:table-cell office:value-type="float" office:value="2488" calcext:value-type="float">
            <text:p>2488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566084" calcext:value-type="float">
            <text:p>566084</text:p>
          </table:table-cell>
          <table:table-cell office:value-type="float" office:value="2196" calcext:value-type="float">
            <text:p>2196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580649" calcext:value-type="float">
            <text:p>580649</text:p>
          </table:table-cell>
          <table:table-cell office:value-type="float" office:value="2265" calcext:value-type="float">
            <text:p>2265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60943" calcext:value-type="float">
            <text:p>660943</text:p>
          </table:table-cell>
          <table:table-cell office:value-type="float" office:value="2586" calcext:value-type="float">
            <text:p>2586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699853" calcext:value-type="float">
            <text:p>699853</text:p>
          </table:table-cell>
          <table:table-cell office:value-type="float" office:value="2699" calcext:value-type="float">
            <text:p>2699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910" calcext:value-type="float">
            <text:p>891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223" calcext:value-type="float">
            <text:p>822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253" calcext:value-type="float">
            <text:p>825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843" calcext:value-type="float">
            <text:p>884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529" calcext:value-type="float">
            <text:p>852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211" calcext:value-type="float">
            <text:p>821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234" calcext:value-type="float">
            <text:p>823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419" calcext:value-type="float">
            <text:p>841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229" calcext:value-type="float">
            <text:p>822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8904" calcext:value-type="float">
            <text:p>890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190110" calcext:value-type="float">
            <text:p>1190110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189755" calcext:value-type="float">
            <text:p>1189755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190275" calcext:value-type="float">
            <text:p>1190275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200585" calcext:value-type="float">
            <text:p>1200585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189194" calcext:value-type="float">
            <text:p>1189194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208947" calcext:value-type="float">
            <text:p>1208947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188134" calcext:value-type="float">
            <text:p>1188134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190023" calcext:value-type="float">
            <text:p>1190023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189168" calcext:value-type="float">
            <text:p>1189168</text:p>
          </table:table-cell>
          <table:table-cell table:number-columns-repeated="2"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insertion_c</text:p>
          </table:table-cell>
          <table:table-cell office:value-type="float" office:value="100" calcext:value-type="float">
            <text:p>100</text:p>
          </table:table-cell>
          <table:table-cell office:value-type="float" office:value="1201109" calcext:value-type="float">
            <text:p>1201109</text:p>
          </table:table-cell>
          <table:table-cell table:number-columns-repeated="2" office:value-type="float" office:value="4950" calcext:value-type="float">
            <text:p>4950</text:p>
          </table:table-cell>
        </table:table-row>
      </table:table>
      <table:table table:name="Graphen" table:style-name="ta1">
        <table:shapes>
          <draw:frame draw:z-index="0" draw:style-name="gr1" draw:text-style-name="P1" svg:width="6.7272in" svg:height="4.2039in" svg:x="0.0657in" svg:y="0.2193in">
            <draw:object draw:notify-on-update-of-ranges="Insertionsort.C1:Insertionsort.C1 Insertionsort.C2:Insertionsort.C101 Insertionsort.D1:Insertionsort.D1 Insertionsort.D2:Insertionsort.D101 Insertionsort.E1:Insertionsort.E1 Insertionsort.E2:Insertionsort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 office:value-type="string" calcext:value-type="string">
            <text:p>Selectionsort</text:p>
          </table:table-cell>
        </table:table-row>
        <table:table-row table:style-name="ro1" table:number-rows-repeated="24">
          <table:table-cell/>
        </table:table-row>
        <table:table-row table:style-name="ro1">
          <table:table-cell office:value-type="string" calcext:value-type="string">
            <text:p>Insertionsort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1:43:20.165959271</dc:date>
    <meta:editing-duration>PT38M14S</meta:editing-duration>
    <meta:editing-cycles>10</meta:editing-cycles>
    <meta:generator>LibreOffice/4.3.3.2$Linux_X86_64 LibreOffice_project/430m0$Build-2</meta:generator>
    <meta:document-statistic meta:table-count="3" meta:cell-count="10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88cm" svg:height="10.679cm" xlink:href=".." xlink:type="simple" chart:class="chart:line" chart:style-name="ch1">
        <chart:legend svg:x="2.112cm" svg:y="0.619cm" style:legend-expansion="custom" chartooo:width="5.346cm" chartooo:height="2.417cm" style:legend-expansion-aspect-ratio="2.21183285064129" chart:style-name="ch2"/>
        <chart:plot-area chart:style-name="ch3" table:cell-range-address="Insertionsort.C1:Insertionsort.E101" chart:data-source-has-labels="row" svg:x="0.341cm" svg:y="0.213cm" svg:width="16.406cm" svg:height="10.253cm">
          <chartooo:coordinate-region svg:x="1.888cm" svg:y="0.412cm" svg:width="13.866cm" svg:height="9.2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Insertionsort.C2:Insertionsort.C101" chart:label-cell-address="Insertionsort.C1:Insertionsort.C1" chart:class="chart:line">
            <chart:data-point chart:repeated="100"/>
          </chart:series>
          <chart:series chart:attached-axis="secondary-y" chart:style-name="ch8" chart:values-cell-range-address="Insertionsort.D2:Insertionsort.D101" chart:label-cell-address="Insertionsort.D1:Insertionsort.D1" chart:class="chart:line">
            <chart:data-point chart:repeated="100"/>
          </chart:series>
          <chart:series chart:attached-axis="primary-y" chart:style-name="ch9" chart:values-cell-range-address="Insertionsort.E2:Insertionsort.E101" chart:label-cell-address="Insertionsort.E1:Insertionsort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it</text:p>
                <draw:g>
                  <svg:desc>Insertionsort.C1:Insertionsort.C1</svg:desc>
                </draw:g>
              </table:table-cell>
              <table:table-cell office:value-type="string">
                <text:p> Vergleiche</text:p>
                <draw:g>
                  <svg:desc>Insertionsort.D1:Insertionsort.D1</svg:desc>
                </draw:g>
              </table:table-cell>
              <table:table-cell office:value-type="string">
                <text:p> Verschiebung </text:p>
                <draw:g>
                  <svg:desc>Insertionsort.E1:Insertion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8863">
                <text:p>728863</text:p>
                <draw:g>
                  <svg:desc>Insertionsort.C2:Insertionsort.C101</svg:desc>
                </draw:g>
              </table:table-cell>
              <table:table-cell office:value-type="float" office:value="2845">
                <text:p>2845</text:p>
                <draw:g>
                  <svg:desc>Insertionsort.D2:Insertionsort.D101</svg:desc>
                </draw:g>
              </table:table-cell>
              <table:table-cell office:value-type="float" office:value="2754">
                <text:p>2754</text:p>
                <draw:g>
                  <svg:desc>Insertionsort.E2:Insertionsor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9858">
                <text:p>639858</text:p>
              </table:table-cell>
              <table:table-cell office:value-type="float" office:value="2483">
                <text:p>2483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425">
                <text:p>645425</text:p>
              </table:table-cell>
              <table:table-cell office:value-type="float" office:value="2534">
                <text:p>2534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928">
                <text:p>601928</text:p>
              </table:table-cell>
              <table:table-cell office:value-type="float" office:value="2343">
                <text:p>2343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2609">
                <text:p>612609</text:p>
              </table:table-cell>
              <table:table-cell office:value-type="float" office:value="2398">
                <text:p>2398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1767">
                <text:p>651767</text:p>
              </table:table-cell>
              <table:table-cell office:value-type="float" office:value="2533">
                <text:p>253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222">
                <text:p>656222</text:p>
              </table:table-cell>
              <table:table-cell office:value-type="float" office:value="2584">
                <text:p>2584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7969">
                <text:p>697969</text:p>
              </table:table-cell>
              <table:table-cell office:value-type="float" office:value="2729">
                <text:p>2729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9144">
                <text:p>639144</text:p>
              </table:table-cell>
              <table:table-cell office:value-type="float" office:value="2472">
                <text:p>2472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2337">
                <text:p>592337</text:p>
              </table:table-cell>
              <table:table-cell office:value-type="float" office:value="2278">
                <text:p>2278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8982">
                <text:p>668982</text:p>
              </table:table-cell>
              <table:table-cell office:value-type="float" office:value="2619">
                <text:p>2619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3976">
                <text:p>633976</text:p>
              </table:table-cell>
              <table:table-cell office:value-type="float" office:value="2473">
                <text:p>2473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3312">
                <text:p>643312</text:p>
              </table:table-cell>
              <table:table-cell office:value-type="float" office:value="2445">
                <text:p>2445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1707">
                <text:p>651707</text:p>
              </table:table-cell>
              <table:table-cell office:value-type="float" office:value="2563">
                <text:p>2563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2960">
                <text:p>692960</text:p>
              </table:table-cell>
              <table:table-cell office:value-type="float" office:value="2685">
                <text:p>2685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3483">
                <text:p>723483</text:p>
              </table:table-cell>
              <table:table-cell office:value-type="float" office:value="2773">
                <text:p>2773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2587">
                <text:p>802587</text:p>
              </table:table-cell>
              <table:table-cell office:value-type="float" office:value="2756">
                <text:p>2756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1754">
                <text:p>801754</text:p>
              </table:table-cell>
              <table:table-cell office:value-type="float" office:value="2572">
                <text:p>2572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5180">
                <text:p>855180</text:p>
              </table:table-cell>
              <table:table-cell office:value-type="float" office:value="2705">
                <text:p>2705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5466">
                <text:p>865466</text:p>
              </table:table-cell>
              <table:table-cell office:value-type="float" office:value="2636">
                <text:p>2636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2896">
                <text:p>742896</text:p>
              </table:table-cell>
              <table:table-cell office:value-type="float" office:value="2671">
                <text:p>2671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7245">
                <text:p>667245</text:p>
              </table:table-cell>
              <table:table-cell office:value-type="float" office:value="2595">
                <text:p>259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6574">
                <text:p>736574</text:p>
              </table:table-cell>
              <table:table-cell office:value-type="float" office:value="2637">
                <text:p>2637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8646">
                <text:p>638646</text:p>
              </table:table-cell>
              <table:table-cell office:value-type="float" office:value="2369">
                <text:p>2369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3588">
                <text:p>663588</text:p>
              </table:table-cell>
              <table:table-cell office:value-type="float" office:value="2503">
                <text:p>250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9683">
                <text:p>719683</text:p>
              </table:table-cell>
              <table:table-cell office:value-type="float" office:value="2623">
                <text:p>2623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1762">
                <text:p>761762</text:p>
              </table:table-cell>
              <table:table-cell office:value-type="float" office:value="2813">
                <text:p>2813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3945">
                <text:p>753945</text:p>
              </table:table-cell>
              <table:table-cell office:value-type="float" office:value="2806">
                <text:p>2806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1534">
                <text:p>641534</text:p>
              </table:table-cell>
              <table:table-cell office:value-type="float" office:value="2400">
                <text:p>240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3489">
                <text:p>863489</text:p>
              </table:table-cell>
              <table:table-cell office:value-type="float" office:value="2603">
                <text:p>2603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8279">
                <text:p>988279</text:p>
              </table:table-cell>
              <table:table-cell office:value-type="float" office:value="2895">
                <text:p>2895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6005">
                <text:p>716005</text:p>
              </table:table-cell>
              <table:table-cell office:value-type="float" office:value="2152">
                <text:p>215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1951">
                <text:p>801951</text:p>
              </table:table-cell>
              <table:table-cell office:value-type="float" office:value="2352">
                <text:p>2352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4967">
                <text:p>874967</text:p>
              </table:table-cell>
              <table:table-cell office:value-type="float" office:value="2627">
                <text:p>2627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3606">
                <text:p>813606</text:p>
              </table:table-cell>
              <table:table-cell office:value-type="float" office:value="2612">
                <text:p>2612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5647">
                <text:p>725647</text:p>
              </table:table-cell>
              <table:table-cell office:value-type="float" office:value="2515">
                <text:p>2515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5565">
                <text:p>755565</text:p>
              </table:table-cell>
              <table:table-cell office:value-type="float" office:value="2861">
                <text:p>2861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1251">
                <text:p>631251</text:p>
              </table:table-cell>
              <table:table-cell office:value-type="float" office:value="2448">
                <text:p>2448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5153">
                <text:p>765153</text:p>
              </table:table-cell>
              <table:table-cell office:value-type="float" office:value="2719">
                <text:p>271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755">
                <text:p>721755</text:p>
              </table:table-cell>
              <table:table-cell office:value-type="float" office:value="2593">
                <text:p>2593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4880">
                <text:p>744880</text:p>
              </table:table-cell>
              <table:table-cell office:value-type="float" office:value="2634">
                <text:p>2634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8133">
                <text:p>798133</text:p>
              </table:table-cell>
              <table:table-cell office:value-type="float" office:value="2905">
                <text:p>2905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8561">
                <text:p>768561</text:p>
              </table:table-cell>
              <table:table-cell office:value-type="float" office:value="2478">
                <text:p>2478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5824">
                <text:p>885824</text:p>
              </table:table-cell>
              <table:table-cell office:value-type="float" office:value="2741">
                <text:p>2741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0075">
                <text:p>680075</text:p>
              </table:table-cell>
              <table:table-cell office:value-type="float" office:value="2461">
                <text:p>2461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9458">
                <text:p>729458</text:p>
              </table:table-cell>
              <table:table-cell office:value-type="float" office:value="2593">
                <text:p>2593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6623">
                <text:p>766623</text:p>
              </table:table-cell>
              <table:table-cell office:value-type="float" office:value="2717">
                <text:p>2717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0717">
                <text:p>660717</text:p>
              </table:table-cell>
              <table:table-cell office:value-type="float" office:value="2346">
                <text:p>2346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7018">
                <text:p>587018</text:p>
              </table:table-cell>
              <table:table-cell office:value-type="float" office:value="2209">
                <text:p>2209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7462">
                <text:p>657462</text:p>
              </table:table-cell>
              <table:table-cell office:value-type="float" office:value="2459">
                <text:p>2459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6925">
                <text:p>706925</text:p>
              </table:table-cell>
              <table:table-cell office:value-type="float" office:value="2641">
                <text:p>2641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3380">
                <text:p>803380</text:p>
              </table:table-cell>
              <table:table-cell office:value-type="float" office:value="2661">
                <text:p>2661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2749">
                <text:p>842749</text:p>
              </table:table-cell>
              <table:table-cell office:value-type="float" office:value="2649">
                <text:p>2649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8893">
                <text:p>748893</text:p>
              </table:table-cell>
              <table:table-cell office:value-type="float" office:value="2704">
                <text:p>2704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9042">
                <text:p>709042</text:p>
              </table:table-cell>
              <table:table-cell office:value-type="float" office:value="2706">
                <text:p>2706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5650">
                <text:p>705650</text:p>
              </table:table-cell>
              <table:table-cell office:value-type="float" office:value="2711">
                <text:p>2711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3529">
                <text:p>643529</text:p>
              </table:table-cell>
              <table:table-cell office:value-type="float" office:value="2487">
                <text:p>2487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3928">
                <text:p>703928</text:p>
              </table:table-cell>
              <table:table-cell office:value-type="float" office:value="2717">
                <text:p>2717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9445">
                <text:p>559445</text:p>
              </table:table-cell>
              <table:table-cell office:value-type="float" office:value="2178">
                <text:p>2178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1178">
                <text:p>631178</text:p>
              </table:table-cell>
              <table:table-cell office:value-type="float" office:value="2393">
                <text:p>2393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8360">
                <text:p>768360</text:p>
              </table:table-cell>
              <table:table-cell office:value-type="float" office:value="2985">
                <text:p>2985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3100">
                <text:p>683100</text:p>
              </table:table-cell>
              <table:table-cell office:value-type="float" office:value="2624">
                <text:p>2624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6970">
                <text:p>696970</text:p>
              </table:table-cell>
              <table:table-cell office:value-type="float" office:value="2642">
                <text:p>2642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3794">
                <text:p>713794</text:p>
              </table:table-cell>
              <table:table-cell office:value-type="float" office:value="2420">
                <text:p>2420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5385">
                <text:p>755385</text:p>
              </table:table-cell>
              <table:table-cell office:value-type="float" office:value="2700">
                <text:p>270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7178">
                <text:p>667178</text:p>
              </table:table-cell>
              <table:table-cell office:value-type="float" office:value="2527">
                <text:p>2527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9621">
                <text:p>679621</text:p>
              </table:table-cell>
              <table:table-cell office:value-type="float" office:value="2514">
                <text:p>251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7059">
                <text:p>607059</text:p>
              </table:table-cell>
              <table:table-cell office:value-type="float" office:value="2291">
                <text:p>2291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2878">
                <text:p>712878</text:p>
              </table:table-cell>
              <table:table-cell office:value-type="float" office:value="2763">
                <text:p>2763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3129">
                <text:p>663129</text:p>
              </table:table-cell>
              <table:table-cell office:value-type="float" office:value="2617">
                <text:p>2617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8358">
                <text:p>638358</text:p>
              </table:table-cell>
              <table:table-cell office:value-type="float" office:value="2479">
                <text:p>2479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5252">
                <text:p>695252</text:p>
              </table:table-cell>
              <table:table-cell office:value-type="float" office:value="2663">
                <text:p>266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5256">
                <text:p>695256</text:p>
              </table:table-cell>
              <table:table-cell office:value-type="float" office:value="2713">
                <text:p>2713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0540">
                <text:p>710540</text:p>
              </table:table-cell>
              <table:table-cell office:value-type="float" office:value="2774">
                <text:p>2774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5885">
                <text:p>675885</text:p>
              </table:table-cell>
              <table:table-cell office:value-type="float" office:value="2582">
                <text:p>2582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2334">
                <text:p>632334</text:p>
              </table:table-cell>
              <table:table-cell office:value-type="float" office:value="2488">
                <text:p>2488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6084">
                <text:p>566084</text:p>
              </table:table-cell>
              <table:table-cell office:value-type="float" office:value="2196">
                <text:p>219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0649">
                <text:p>580649</text:p>
              </table:table-cell>
              <table:table-cell office:value-type="float" office:value="2265">
                <text:p>2265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0943">
                <text:p>660943</text:p>
              </table:table-cell>
              <table:table-cell office:value-type="float" office:value="2586">
                <text:p>258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9853">
                <text:p>699853</text:p>
              </table:table-cell>
              <table:table-cell office:value-type="float" office:value="2699">
                <text:p>2699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10">
                <text:p>891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23">
                <text:p>8223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53">
                <text:p>8253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43">
                <text:p>8843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29">
                <text:p>852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11">
                <text:p>821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34">
                <text:p>823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19">
                <text:p>841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29">
                <text:p>822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4">
                <text:p>8904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0110">
                <text:p>119011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9755">
                <text:p>1189755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0275">
                <text:p>1190275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0585">
                <text:p>1200585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89194">
                <text:p>1189194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8947">
                <text:p>1208947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88134">
                <text:p>1188134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0023">
                <text:p>1190023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9168">
                <text:p>1189168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1109">
                <text:p>1201109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9.005cm" xlink:href=".." xlink:type="simple" chart:class="chart:line" chart:style-name="ch1">
        <chart:legend chart:legend-position="end" svg:x="12.356cm" svg:y="3.705cm" style:legend-expansion="high" chart:style-name="ch2"/>
        <chart:plot-area chart:style-name="ch3" table:cell-range-address="Selectionsort.C1:Selectionsort.E101" chart:data-source-has-labels="row" svg:x="0.319cm" svg:y="0.18cm" svg:width="11.718cm" svg:height="8.645cm">
          <chartooo:coordinate-region svg:x="1.681cm" svg:y="0.379cm" svg:width="10.356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lectionsort.C2:Selectionsort.C101" chart:label-cell-address="Selectionsort.C1:Selectionsort.C1" chart:class="chart:line">
            <chart:data-point chart:repeated="100"/>
          </chart:series>
          <chart:series chart:style-name="ch7" chart:values-cell-range-address="Selectionsort.D2:Selectionsort.D101" chart:label-cell-address="Selectionsort.D1:Selectionsort.D1" chart:class="chart:line">
            <chart:data-point chart:repeated="100"/>
          </chart:series>
          <chart:series chart:style-name="ch8" chart:values-cell-range-address="Selectionsort.E2:Selectionsort.E101" chart:label-cell-address="Selectionsort.E1:Selectionsort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it</text:p>
                <draw:g>
                  <svg:desc>Selectionsort.C1:Selectionsort.C1</svg:desc>
                </draw:g>
              </table:table-cell>
              <table:table-cell office:value-type="string">
                <text:p> Vergleiche</text:p>
                <draw:g>
                  <svg:desc>Selectionsort.D1:Selectionsort.D1</svg:desc>
                </draw:g>
              </table:table-cell>
              <table:table-cell office:value-type="string">
                <text:p> Verschiebung </text:p>
                <draw:g>
                  <svg:desc>Selectionsort.E1:Selection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1422">
                <text:p>461422</text:p>
                <draw:g>
                  <svg:desc>Selectionsort.C2:Selectionsort.C101</svg:desc>
                </draw:g>
              </table:table-cell>
              <table:table-cell office:value-type="float" office:value="5150">
                <text:p>5150</text:p>
                <draw:g>
                  <svg:desc>Selectionsort.D2:Selectionsort.D101</svg:desc>
                </draw:g>
              </table:table-cell>
              <table:table-cell office:value-type="float" office:value="93">
                <text:p>93</text:p>
                <draw:g>
                  <svg:desc>Selectionsort.E2:Selectionsor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765">
                <text:p>460765</text:p>
              </table:table-cell>
              <table:table-cell office:value-type="float" office:value="5150">
                <text:p>5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7596">
                <text:p>457596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7243">
                <text:p>457243</text:p>
              </table:table-cell>
              <table:table-cell office:value-type="float" office:value="5150">
                <text:p>51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490">
                <text:p>459490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452">
                <text:p>460452</text:p>
              </table:table-cell>
              <table:table-cell office:value-type="float" office:value="5150">
                <text:p>5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402">
                <text:p>460402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410">
                <text:p>460410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597">
                <text:p>461597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5367">
                <text:p>465367</text:p>
              </table:table-cell>
              <table:table-cell office:value-type="float" office:value="5150">
                <text:p>51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1905">
                <text:p>461905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8417">
                <text:p>458417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015">
                <text:p>457015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170">
                <text:p>460170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5501">
                <text:p>465501</text:p>
              </table:table-cell>
              <table:table-cell office:value-type="float" office:value="5150">
                <text:p>51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4512">
                <text:p>464512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408">
                <text:p>460408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519">
                <text:p>457519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071">
                <text:p>460071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076">
                <text:p>460076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615">
                <text:p>455615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1289">
                <text:p>461289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817">
                <text:p>459817</text:p>
              </table:table-cell>
              <table:table-cell office:value-type="float" office:value="5150">
                <text:p>5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347">
                <text:p>459347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4052">
                <text:p>454052</text:p>
              </table:table-cell>
              <table:table-cell office:value-type="float" office:value="5150">
                <text:p>5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2370">
                <text:p>462370</text:p>
              </table:table-cell>
              <table:table-cell office:value-type="float" office:value="5150">
                <text:p>51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8933">
                <text:p>458933</text:p>
              </table:table-cell>
              <table:table-cell office:value-type="float" office:value="5150">
                <text:p>5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8623">
                <text:p>458623</text:p>
              </table:table-cell>
              <table:table-cell office:value-type="float" office:value="5150">
                <text:p>5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2873">
                <text:p>462873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7389">
                <text:p>467389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7386">
                <text:p>457386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746">
                <text:p>460746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1382">
                <text:p>461382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8525">
                <text:p>458525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064">
                <text:p>460064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8900">
                <text:p>458900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485">
                <text:p>461485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547">
                <text:p>460547</text:p>
              </table:table-cell>
              <table:table-cell office:value-type="float" office:value="5150">
                <text:p>5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1606">
                <text:p>461606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417">
                <text:p>460417</text:p>
              </table:table-cell>
              <table:table-cell office:value-type="float" office:value="5150">
                <text:p>5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312">
                <text:p>459312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836">
                <text:p>460836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3128">
                <text:p>463128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5361">
                <text:p>455361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7120">
                <text:p>457120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6833">
                <text:p>456833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8817">
                <text:p>458817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4438">
                <text:p>464438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3472">
                <text:p>463472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0598">
                <text:p>460598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7730">
                <text:p>457730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4691">
                <text:p>474691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783">
                <text:p>455783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1711">
                <text:p>461711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3206">
                <text:p>463206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1023">
                <text:p>461023</text:p>
              </table:table-cell>
              <table:table-cell office:value-type="float" office:value="5150">
                <text:p>5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037">
                <text:p>459037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4581">
                <text:p>464581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0171">
                <text:p>460171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2168">
                <text:p>462168</text:p>
              </table:table-cell>
              <table:table-cell office:value-type="float" office:value="5150">
                <text:p>5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866">
                <text:p>459866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881">
                <text:p>459881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1519">
                <text:p>461519</text:p>
              </table:table-cell>
              <table:table-cell office:value-type="float" office:value="5150">
                <text:p>51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448">
                <text:p>463448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7326">
                <text:p>457326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7210">
                <text:p>457210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412">
                <text:p>456412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996">
                <text:p>459996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0103">
                <text:p>460103</text:p>
              </table:table-cell>
              <table:table-cell office:value-type="float" office:value="5150">
                <text:p>5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694">
                <text:p>459694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5687">
                <text:p>465687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7088">
                <text:p>457088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8495">
                <text:p>458495</text:p>
              </table:table-cell>
              <table:table-cell office:value-type="float" office:value="5150">
                <text:p>5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922">
                <text:p>458922</text:p>
              </table:table-cell>
              <table:table-cell office:value-type="float" office:value="5150">
                <text:p>51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0896">
                <text:p>460896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6795">
                <text:p>466795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0516">
                <text:p>460516</text:p>
              </table:table-cell>
              <table:table-cell office:value-type="float" office:value="5150">
                <text:p>51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6649">
                <text:p>456649</text:p>
              </table:table-cell>
              <table:table-cell office:value-type="float" office:value="5150">
                <text:p>5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4782">
                <text:p>454782</text:p>
              </table:table-cell>
              <table:table-cell office:value-type="float" office:value="5150">
                <text:p>5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0376">
                <text:p>460376</text:p>
              </table:table-cell>
              <table:table-cell office:value-type="float" office:value="5150">
                <text:p>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7600">
                <text:p>417600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8513">
                <text:p>418513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8611">
                <text:p>418611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7365">
                <text:p>417365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7271">
                <text:p>417271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2618">
                <text:p>422618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479">
                <text:p>417479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7832">
                <text:p>417832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862">
                <text:p>418862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6763">
                <text:p>416763</text:p>
              </table:table-cell>
              <table:table-cell office:value-type="float" office:value="5150">
                <text:p>5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8833">
                <text:p>458833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1860">
                <text:p>461860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66">
                <text:p>459966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802">
                <text:p>457802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836">
                <text:p>459836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8988">
                <text:p>458988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0607">
                <text:p>460607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8326">
                <text:p>458326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8066">
                <text:p>458066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824">
                <text:p>458824</text:p>
              </table:table-cell>
              <table:table-cell office:value-type="float" office:value="5150">
                <text:p>51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